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b199" officeooo:paragraph-rsid="0008b199"/>
    </style:style>
    <style:style style:name="P2" style:family="paragraph" style:parent-style-name="Standard">
      <style:text-properties officeooo:rsid="0008b199" officeooo:paragraph-rsid="000994d1"/>
    </style:style>
    <style:style style:name="P3" style:family="paragraph" style:parent-style-name="Standard">
      <style:paragraph-properties fo:text-align="justify" style:justify-single-word="false"/>
      <style:text-properties officeooo:rsid="0008b199" officeooo:paragraph-rsid="0008b199"/>
    </style:style>
    <style:style style:name="P4" style:family="paragraph" style:parent-style-name="Standard">
      <style:paragraph-properties fo:text-align="justify" style:justify-single-word="false"/>
      <style:text-properties officeooo:rsid="0008b199" officeooo:paragraph-rsid="000c8e06"/>
    </style:style>
    <style:style style:name="P5" style:family="paragraph" style:parent-style-name="Standard">
      <style:text-properties officeooo:rsid="000994d1" officeooo:paragraph-rsid="000994d1"/>
    </style:style>
    <style:style style:name="P6" style:family="paragraph" style:parent-style-name="Standard">
      <style:paragraph-properties fo:text-align="justify" style:justify-single-word="false"/>
      <style:text-properties officeooo:rsid="000994d1" officeooo:paragraph-rsid="000994d1"/>
    </style:style>
    <style:style style:name="P7" style:family="paragraph" style:parent-style-name="Standard">
      <style:paragraph-properties fo:text-align="center" style:justify-single-word="false"/>
      <style:text-properties fo:font-size="36pt" officeooo:rsid="0008b199" officeooo:paragraph-rsid="0008b199" style:font-size-asian="36pt" style:font-size-complex="36pt"/>
    </style:style>
    <style:style style:name="P8" style:family="paragraph" style:parent-style-name="Standard">
      <style:text-properties officeooo:rsid="000c3c94" officeooo:paragraph-rsid="000c3c94"/>
    </style:style>
    <style:style style:name="P9" style:family="paragraph" style:parent-style-name="Standard">
      <style:paragraph-properties fo:text-align="justify" style:justify-single-word="false"/>
      <style:text-properties officeooo:rsid="000c3c94" officeooo:paragraph-rsid="000c3c94"/>
    </style:style>
    <style:style style:name="P10" style:family="paragraph" style:parent-style-name="Standard">
      <style:paragraph-properties fo:text-align="justify" style:justify-single-word="false"/>
      <style:text-properties officeooo:rsid="000c8e06" officeooo:paragraph-rsid="000c8e06"/>
    </style:style>
    <style:style style:name="P11" style:family="paragraph" style:parent-style-name="Standard">
      <style:paragraph-properties fo:text-align="justify" style:justify-single-word="false"/>
      <style:text-properties officeooo:rsid="000c8e06" officeooo:paragraph-rsid="0011ef9a"/>
    </style:style>
    <style:style style:name="P12" style:family="paragraph" style:parent-style-name="Standard">
      <style:paragraph-properties fo:text-align="justify" style:justify-single-word="false"/>
      <style:text-properties officeooo:rsid="000c8e06" officeooo:paragraph-rsid="001788c6"/>
    </style:style>
    <style:style style:name="P13" style:family="paragraph" style:parent-style-name="Standard">
      <style:paragraph-properties fo:text-align="justify" style:justify-single-word="false"/>
      <style:text-properties officeooo:rsid="000f6aeb" officeooo:paragraph-rsid="000f6aeb"/>
    </style:style>
    <style:style style:name="P14" style:family="paragraph" style:parent-style-name="Standard">
      <style:paragraph-properties fo:text-align="justify" style:justify-single-word="false"/>
      <style:text-properties officeooo:rsid="0011ef9a" officeooo:paragraph-rsid="0011ef9a"/>
    </style:style>
    <style:style style:name="P15" style:family="paragraph" style:parent-style-name="Standard">
      <style:paragraph-properties fo:text-align="justify" style:justify-single-word="false"/>
      <style:text-properties officeooo:rsid="001278b9" officeooo:paragraph-rsid="001278b9"/>
    </style:style>
    <style:style style:name="P16" style:family="paragraph" style:parent-style-name="Standard">
      <style:paragraph-properties fo:text-align="justify" style:justify-single-word="false"/>
      <style:text-properties officeooo:rsid="00134868" officeooo:paragraph-rsid="00134868"/>
    </style:style>
    <style:style style:name="P17" style:family="paragraph" style:parent-style-name="Standard">
      <style:paragraph-properties fo:text-align="justify" style:justify-single-word="false"/>
      <style:text-properties officeooo:rsid="0013dbe0" officeooo:paragraph-rsid="0013dbe0"/>
    </style:style>
    <style:style style:name="P18" style:family="paragraph" style:parent-style-name="Standard">
      <style:paragraph-properties fo:text-align="justify" style:justify-single-word="false"/>
      <style:text-properties officeooo:rsid="0015a20d" officeooo:paragraph-rsid="0015a20d"/>
    </style:style>
    <style:style style:name="P19" style:family="paragraph" style:parent-style-name="Standard">
      <style:paragraph-properties fo:text-align="justify" style:justify-single-word="false"/>
      <style:text-properties officeooo:rsid="0016e740" officeooo:paragraph-rsid="0016e740"/>
    </style:style>
    <style:style style:name="P20" style:family="paragraph" style:parent-style-name="Standard">
      <style:paragraph-properties fo:text-align="justify" style:justify-single-word="false"/>
      <style:text-properties officeooo:rsid="00174d74" officeooo:paragraph-rsid="00174d74"/>
    </style:style>
    <style:style style:name="P21" style:family="paragraph" style:parent-style-name="Standard">
      <style:paragraph-properties fo:text-align="justify" style:justify-single-word="false"/>
      <style:text-properties officeooo:rsid="00174d74" officeooo:paragraph-rsid="0017f7f6"/>
    </style:style>
    <style:style style:name="P22" style:family="paragraph" style:parent-style-name="Standard">
      <style:paragraph-properties fo:text-align="justify" style:justify-single-word="false"/>
      <style:text-properties officeooo:rsid="0018af80" officeooo:paragraph-rsid="0018af80"/>
    </style:style>
    <style:style style:name="P23" style:family="paragraph" style:parent-style-name="Standard">
      <style:paragraph-properties fo:text-align="justify" style:justify-single-word="false"/>
      <style:text-properties officeooo:rsid="0018df13" officeooo:paragraph-rsid="0018df13"/>
    </style:style>
    <style:style style:name="P24" style:family="paragraph" style:parent-style-name="Standard">
      <style:paragraph-properties fo:text-align="justify" style:justify-single-word="false"/>
      <style:text-properties officeooo:rsid="0019f069" officeooo:paragraph-rsid="0019f069"/>
    </style:style>
    <style:style style:name="P25" style:family="paragraph" style:parent-style-name="Title">
      <style:text-properties officeooo:paragraph-rsid="000c3c94"/>
    </style:style>
    <style:style style:name="P26" style:family="paragraph" style:parent-style-name="Title">
      <style:text-properties officeooo:rsid="000c3c94" officeooo:paragraph-rsid="000c3c94"/>
    </style:style>
    <style:style style:name="P27" style:family="paragraph" style:parent-style-name="Title">
      <style:text-properties fo:font-size="24pt" fo:font-style="italic" fo:font-weight="normal" officeooo:paragraph-rsid="000c3c94" style:font-size-asian="24pt" style:font-style-asian="italic" style:font-weight-asian="normal" style:font-size-complex="24pt" style:font-style-complex="italic" style:font-weight-complex="normal"/>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Heading_20_1">
      <style:paragraph-properties fo:break-before="page"/>
    </style:style>
    <style:style style:name="P33" style:family="paragraph" style:parent-style-name="Heading_20_2">
      <style:text-properties officeooo:rsid="00197cee" officeooo:paragraph-rsid="00197cee"/>
    </style:style>
    <style:style style:name="P34" style:family="paragraph" style:parent-style-name="Heading_20_2">
      <style:text-properties officeooo:rsid="00174d74" officeooo:paragraph-rsid="00174d74"/>
    </style:style>
    <style:style style:name="P35" style:family="paragraph" style:parent-style-name="Standard" style:list-style-name="L1">
      <style:text-properties officeooo:rsid="000994d1" officeooo:paragraph-rsid="000994d1"/>
    </style:style>
    <style:style style:name="P36" style:family="paragraph" style:parent-style-name="Standard" style:list-style-name="L2">
      <style:text-properties officeooo:rsid="000994d1" officeooo:paragraph-rsid="000994d1"/>
    </style:style>
    <style:style style:name="P37" style:family="paragraph" style:parent-style-name="Standard" style:list-style-name="L3">
      <style:paragraph-properties fo:text-align="justify" style:justify-single-word="false"/>
      <style:text-properties officeooo:rsid="000e182d" officeooo:paragraph-rsid="000e182d"/>
    </style:style>
    <style:style style:name="P38" style:family="paragraph" style:parent-style-name="Standard" style:list-style-name="L3">
      <style:paragraph-properties fo:text-align="justify" style:justify-single-word="false"/>
      <style:text-properties officeooo:rsid="000c8e06" officeooo:paragraph-rsid="000c8e06"/>
    </style:style>
    <style:style style:name="P39" style:family="paragraph" style:parent-style-name="Standard" style:list-style-name="L4">
      <style:paragraph-properties fo:text-align="justify" style:justify-single-word="false"/>
      <style:text-properties officeooo:rsid="0019f069" officeooo:paragraph-rsid="0019f069"/>
    </style:style>
    <style:style style:name="P40" style:family="paragraph" style:parent-style-name="Standard" style:list-style-name="L4">
      <style:paragraph-properties fo:text-align="justify" style:justify-single-word="false"/>
      <style:text-properties officeooo:rsid="001a20e9" officeooo:paragraph-rsid="001a20e9"/>
    </style:style>
    <style:style style:name="P41" style:family="paragraph" style:parent-style-name="Standard" style:list-style-name="L4">
      <style:paragraph-properties fo:text-align="justify" style:justify-single-word="false"/>
      <style:text-properties officeooo:rsid="001a20e9" officeooo:paragraph-rsid="001bc428"/>
    </style:style>
    <style:style style:name="P42" style:family="paragraph" style:parent-style-name="Standard">
      <style:paragraph-properties fo:text-align="justify" style:justify-single-word="false"/>
      <style:text-properties officeooo:rsid="001a20e9" officeooo:paragraph-rsid="001bc428"/>
    </style:style>
    <style:style style:name="P43" style:family="paragraph" style:parent-style-name="Standard">
      <style:paragraph-properties fo:text-align="justify" style:justify-single-word="false"/>
      <style:text-properties officeooo:rsid="001a20e9" officeooo:paragraph-rsid="001c1f4a"/>
    </style:style>
    <style:style style:name="P44" style:family="paragraph" style:parent-style-name="Standard">
      <style:paragraph-properties fo:text-align="justify" style:justify-single-word="false"/>
      <style:text-properties officeooo:rsid="001c1f4a" officeooo:paragraph-rsid="001c1f4a"/>
    </style:style>
    <style:style style:name="P45" style:family="paragraph" style:parent-style-name="Standard" style:list-style-name="L5">
      <style:paragraph-properties fo:text-align="justify" style:justify-single-word="false"/>
      <style:text-properties officeooo:rsid="001c1f4a" officeooo:paragraph-rsid="001c1f4a"/>
    </style:style>
    <style:style style:name="P46" style:family="paragraph" style:parent-style-name="Standard" style:list-style-name="L7">
      <style:paragraph-properties fo:text-align="justify" style:justify-single-word="false"/>
      <style:text-properties officeooo:rsid="001c1f4a" officeooo:paragraph-rsid="001c1f4a"/>
    </style:style>
    <style:style style:name="P47" style:family="paragraph" style:parent-style-name="Standard" style:list-style-name="L7">
      <style:paragraph-properties fo:text-align="justify" style:justify-single-word="false"/>
      <style:text-properties officeooo:rsid="001c1f4a" officeooo:paragraph-rsid="001cd2b0"/>
    </style:style>
    <style:style style:name="P48" style:family="paragraph" style:parent-style-name="Standard" style:list-style-name="L7">
      <style:paragraph-properties fo:text-align="justify" style:justify-single-word="false"/>
      <style:text-properties officeooo:rsid="001c1f4a" officeooo:paragraph-rsid="001fe98c"/>
    </style:style>
    <style:style style:name="P49" style:family="paragraph" style:parent-style-name="Standard">
      <style:paragraph-properties fo:text-align="justify" style:justify-single-word="false"/>
      <style:text-properties officeooo:rsid="0018df13" officeooo:paragraph-rsid="0018df13"/>
    </style:style>
    <style:style style:name="T1" style:family="text">
      <style:text-properties officeooo:rsid="000994d1"/>
    </style:style>
    <style:style style:name="T2" style:family="text">
      <style:text-properties officeooo:rsid="000bb31c"/>
    </style:style>
    <style:style style:name="T3" style:family="text">
      <style:text-properties officeooo:rsid="000c3c94"/>
    </style:style>
    <style:style style:name="T4" style:family="text">
      <style:text-properties fo:font-style="italic" style:font-style-asian="italic" style:font-style-complex="italic"/>
    </style:style>
    <style:style style:name="T5" style:family="text">
      <style:text-properties fo:font-style="italic" officeooo:rsid="000f6aeb" style:font-style-asian="italic" style:font-style-complex="italic"/>
    </style:style>
    <style:style style:name="T6" style:family="text">
      <style:text-properties fo:font-style="italic" officeooo:rsid="00134868" style:font-style-asian="italic" style:font-style-complex="italic"/>
    </style:style>
    <style:style style:name="T7" style:family="text">
      <style:text-properties officeooo:rsid="000c8e06"/>
    </style:style>
    <style:style style:name="T8" style:family="text">
      <style:text-properties officeooo:rsid="000e182d"/>
    </style:style>
    <style:style style:name="T9" style:family="text">
      <style:text-properties officeooo:rsid="000f6aeb"/>
    </style:style>
    <style:style style:name="T10" style:family="text">
      <style:text-properties officeooo:rsid="00134868"/>
    </style:style>
    <style:style style:name="T11" style:family="text">
      <style:text-properties officeooo:rsid="0013dbe0"/>
    </style:style>
    <style:style style:name="T12" style:family="text">
      <style:text-properties officeooo:rsid="0015a20d"/>
    </style:style>
    <style:style style:name="T13" style:family="text">
      <style:text-properties officeooo:rsid="0016e740"/>
    </style:style>
    <style:style style:name="T14" style:family="text">
      <style:text-properties officeooo:rsid="001788c6"/>
    </style:style>
    <style:style style:name="T15" style:family="text">
      <style:text-properties fo:font-weight="bold" officeooo:rsid="001788c6" style:font-weight-asian="bold" style:font-weight-complex="bold"/>
    </style:style>
    <style:style style:name="T16" style:family="text">
      <style:text-properties officeooo:rsid="0018df13"/>
    </style:style>
    <style:style style:name="T17" style:family="text">
      <style:text-properties officeooo:rsid="00197cee"/>
    </style:style>
    <style:style style:name="T18" style:family="text">
      <style:text-properties officeooo:rsid="0019f069"/>
    </style:style>
    <style:style style:name="T19" style:family="text">
      <style:text-properties officeooo:rsid="001bc428"/>
    </style:style>
    <style:style style:name="T20" style:family="text">
      <style:text-properties officeooo:rsid="001cd2b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26">Ecriture d’un</text:p>
      <text:p text:style-name="P25">Assembleur 6502</text:p>
      <text:p text:style-name="P27">Journal <text:span text:style-name="T3">de bord</text:span></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8">Table des matières</text:p>
          </text:index-title>
          <text:p text:style-name="P29"><text:a xlink:type="simple" xlink:href="#__RefHeading___Toc107_1309379969" text:style-name="Index_20_Link" text:visited-style-name="Index_20_Link">Le principe de l’assembleur<text:tab/>3</text:a></text:p>
          <text:p text:style-name="P30"><text:a xlink:type="simple" xlink:href="#__RefHeading___Toc109_1309379969" text:style-name="Index_20_Link" text:visited-style-name="Index_20_Link">Première colonne<text:tab/>3</text:a></text:p>
          <text:p text:style-name="P30"><text:a xlink:type="simple" xlink:href="#__RefHeading___Toc111_1309379969" text:style-name="Index_20_Link" text:visited-style-name="Index_20_Link">Deuxième colonne<text:tab/>3</text:a></text:p>
          <text:p text:style-name="P30"><text:a xlink:type="simple" xlink:href="#__RefHeading___Toc113_1309379969" text:style-name="Index_20_Link" text:visited-style-name="Index_20_Link">Les autres colonnes.<text:tab/>3</text:a></text:p>
          <text:p text:style-name="P29"><text:a xlink:type="simple" xlink:href="#__RefHeading___Toc115_1309379969" text:style-name="Index_20_Link" text:visited-style-name="Index_20_Link">Le parsage<text:tab/>4</text:a></text:p>
          <text:p text:style-name="P30"><text:a xlink:type="simple" xlink:href="#__RefHeading___Toc117_1309379969" text:style-name="Index_20_Link" text:visited-style-name="Index_20_Link">C’est quoi?<text:tab/>4</text:a></text:p>
          <text:p text:style-name="P30"><text:a xlink:type="simple" xlink:href="#__RefHeading___Toc119_1309379969" text:style-name="Index_20_Link" text:visited-style-name="Index_20_Link">Les mots<text:tab/>4</text:a></text:p>
          <text:p text:style-name="P31"><text:a xlink:type="simple" xlink:href="#__RefHeading___Toc122_1309379969" text:style-name="Index_20_Link" text:visited-style-name="Index_20_Link">Le type VOID<text:tab/>4</text:a></text:p>
          <text:p text:style-name="P31"><text:a xlink:type="simple" xlink:href="#__RefHeading___Toc124_1309379969" text:style-name="Index_20_Link" text:visited-style-name="Index_20_Link">Le type OPCODE<text:tab/>4</text:a></text:p>
          <text:p text:style-name="P31"><text:a xlink:type="simple" xlink:href="#__RefHeading___Toc126_1309379969" text:style-name="Index_20_Link" text:visited-style-name="Index_20_Link">Le type VARIABLE<text:tab/>4</text:a></text:p>
          <text:p text:style-name="P31"><text:a xlink:type="simple" xlink:href="#__RefHeading___Toc128_1309379969" text:style-name="Index_20_Link" text:visited-style-name="Index_20_Link">Le type COMMAND<text:tab/>5</text:a></text:p>
          <text:p text:style-name="P31"><text:a xlink:type="simple" xlink:href="#__RefHeading___Toc130_1309379969" text:style-name="Index_20_Link" text:visited-style-name="Index_20_Link">Le type PONCTUATION<text:tab/>5</text:a></text:p>
          <text:p text:style-name="P29"><text:a xlink:type="simple" xlink:href="#__RefHeading___Toc132_1309379969" text:style-name="Index_20_Link" text:visited-style-name="Index_20_Link">Le choix de la méthode<text:tab/>5</text:a></text:p>
          <text:p text:style-name="P29"><text:a xlink:type="simple" xlink:href="#__RefHeading___Toc136_1309379969" text:style-name="Index_20_Link" text:visited-style-name="Index_20_Link">Les objets du programme assembleur en Python<text:tab/>5</text:a></text:p>
          <text:p text:style-name="P30"><text:a xlink:type="simple" xlink:href="#__RefHeading___Toc138_1309379969" text:style-name="Index_20_Link" text:visited-style-name="Index_20_Link">Les objets ARGUMENT et ARGUMENTS<text:tab/>6</text:a></text:p>
          <text:p text:style-name="P30"><text:a xlink:type="simple" xlink:href="#__RefHeading___Toc140_1309379969" text:style-name="Index_20_Link" text:visited-style-name="Index_20_Link">L’objet ASSEMBLER<text:tab/>6</text:a></text:p>
          <text:p text:style-name="P30"><text:a xlink:type="simple" xlink:href="#__RefHeading___Toc142_1309379969" text:style-name="Index_20_Link" text:visited-style-name="Index_20_Link">L’objet SOURCE_LINE<text:tab/>6</text:a></text:p>
          <text:p text:style-name="P30"><text:a xlink:type="simple" xlink:href="#__RefHeading___Toc144_1309379969" text:style-name="Index_20_Link" text:visited-style-name="Index_20_Link">L’objet ASM_LINE<text:tab/>6</text:a></text:p>
          <text:p text:style-name="P30"><text:a xlink:type="simple" xlink:href="#__RefHeading___Toc146_1309379969" text:style-name="Index_20_Link" text:visited-style-name="Index_20_Link">L’objet WORD<text:tab/>6</text:a></text:p>
          <text:p text:style-name="P30"><text:a xlink:type="simple" xlink:href="#__RefHeading___Toc533_447420797" text:style-name="Index_20_Link" text:visited-style-name="Index_20_Link">L’objet PROGRAM_COUNTER<text:tab/>7</text:a></text:p>
          <text:p text:style-name="P29"><text:a xlink:type="simple" xlink:href="#__RefHeading___Toc538_447420797" text:style-name="Index_20_Link" text:visited-style-name="Index_20_Link">L’assemblage<text:tab/>7</text:a></text:p>
        </text:index-body>
      </text:table-of-content>
      <text:p text:style-name="P1"/>
      <text:h text:style-name="P32" text:outline-level="1"><text:bookmark-start text:name="__RefHeading___Toc107_1309379969"/>Le principe de l’assembleur<text:bookmark-end text:name="__RefHeading___Toc107_1309379969"/></text:h>
      <text:p text:style-name="P1"/>
      <text:p text:style-name="P4"><text:tab/><text:span text:style-name="T7">Le présent texte à pour unique but de décrite la réalisation d’un assembleur 6502 maison, il parle donc de cet assembleur </text:span><text:tab/><text:span text:style-name="T7">précisément même si le concept est très largement généralisable. Beaucoup de termes anglais vont être utilisé, c’est normal, l’anglais est la langue du programmeur, et quelques termes anglais n’ont tout simplement pas d’équivalents clairs en français,</text:span></text:p>
      <text:p text:style-name="P4"/>
      <text:p text:style-name="P4"><text:tab/>Pour assembler un <text:span text:style-name="T16">code source</text:span>, il faut un programme source et un assembleur. Le <text:span text:style-name="T16">code</text:span> source est <text:span text:style-name="T1">un fichier texte organisé en lignes. L’assembleur est le programme qui va transformer le code source en données binaires compréhensibles et exécutables par le processeur. Chaque ligne du fichier source peut contenir:</text:span></text:p>
      <text:p text:style-name="P2"/>
      <text:list xml:id="list1403336405" text:style-name="L1">
        <text:list-item>
          <text:p text:style-name="P35">un label optionnel (utilisé pour les boucles, les sauts et les sauts conditionnels)</text:p>
        </text:list-item>
        <text:list-item>
          <text:p text:style-name="P35">une mnémoniques et sa données</text:p>
        </text:list-item>
        <text:list-item>
          <text:p text:style-name="P35">une commande d’affectation (toto = 3)</text:p>
        </text:list-item>
        <text:list-item>
          <text:p text:style-name="P35">une commande pour ajouter des données (un message, une table de conversion etc...)</text:p>
        </text:list-item>
      </text:list>
      <text:p text:style-name="P1"/>
      <text:h text:style-name="Heading_20_2" text:outline-level="2"><text:bookmark-start text:name="__RefHeading___Toc109_1309379969"/>Première colonne<text:bookmark-end text:name="__RefHeading___Toc109_1309379969"/></text:h>
      <text:p text:style-name="P5"/>
      <text:p text:style-name="P3"><text:tab/><text:span text:style-name="T1">L</text:span>a première colonne est dédiée aux labels, qui sont des variables contenant l’adresse de la ligne. <text:span text:style-name="T1">Cette adresse est utilisée pour effectuer des boucles, des sauts absolus ou conditionnels et pour indiquer d’adresse d’une donnée.</text:span></text:p>
      <text:p text:style-name="P1"/>
      <text:h text:style-name="Heading_20_2" text:outline-level="2"><text:bookmark-start text:name="__RefHeading___Toc111_1309379969"/>Deuxième colonne<text:bookmark-end text:name="__RefHeading___Toc111_1309379969"/></text:h>
      <text:p text:style-name="P5"/>
      <text:p text:style-name="P6"><text:tab/>La deuxième colonne est dédiée <text:span text:style-name="T2">à</text:span> la mnémonique, la commande ou le nom de la variable qui va recevoir une valeur.</text:p>
      <text:p text:style-name="P5"/>
      <text:list xml:id="list3845037122" text:style-name="L2">
        <text:list-item>
          <text:p text:style-name="P36">mnémonique<text:tab/><text:tab/><text:tab/>LDA #3</text:p>
        </text:list-item>
        <text:list-item>
          <text:p text:style-name="P36">commande<text:tab/><text:tab/><text:tab/>.BYTE $31, $32, $33, $34</text:p>
        </text:list-item>
        <text:list-item>
          <text:p text:style-name="P36">variable <text:s text:c="33"/>START = $300</text:p>
        </text:list-item>
      </text:list>
      <text:p text:style-name="P5"/>
      <text:p text:style-name="P6"><text:tab/><text:span text:style-name="T2">Le nombre de mnémoniques dépend du processeur pour lequel on écrit on assembleur, le nombre de commandes dépend du confort que l’on veut donner à l’utilisateur. Une simple commande servant à insérer un mot de 8 bits suffit, mais il est courant de rajouter des commandes pour insérer des mots de 16 bits, des chaînes de caractères...</text:span></text:p>
      <text:p text:style-name="P5"/>
      <text:h text:style-name="Heading_20_2" text:outline-level="2"><text:bookmark-start text:name="__RefHeading___Toc113_1309379969"/>Les autres colonnes.<text:bookmark-end text:name="__RefHeading___Toc113_1309379969"/></text:h>
      <text:p text:style-name="P8"/>
      <text:p text:style-name="P8"><text:tab/>Les autre colonnes servent à donner les infos complémentaires nécessaires à la colonne 2… <text:span text:style-name="T7">Q</text:span>ui est la plus importante au niveau de l’analyse du <text:span text:style-name="T16">code</text:span> source.</text:p>
      <text:p text:style-name="P8"/>
      <text:h text:style-name="P32" text:outline-level="1"><text:bookmark-start text:name="__RefHeading___Toc115_1309379969"/>Le parsage<text:bookmark-end text:name="__RefHeading___Toc115_1309379969"/></text:h>
      <text:p text:style-name="P8"/>
      <text:h text:style-name="P33" text:outline-level="2"><text:bookmark-start text:name="__RefHeading___Toc117_1309379969"/>La préparation<text:bookmark-end text:name="__RefHeading___Toc117_1309379969"/></text:h>
      <text:p text:style-name="P8"/>
      <text:p text:style-name="P9"><text:tab/><text:span text:style-name="T17">La préparation consiste à </text:span>découper <text:span text:style-name="T17">le code source en lignes </text:span>et <text:span text:style-name="T8">découper </text:span>chaque ligne en mots <text:span text:style-name="T17">puis supprimer les commentaires qui n’ont aucun intérêt sauf… pour les humains</text:span>.</text:p>
      <text:p text:style-name="P5"/>
      <text:p text:style-name="P3"><text:tab/><text:span text:style-name="T7">Une fois que ceci est fait, on a une suite de lignes contenant des mots qu’il va falloir résoudre, ce qui est la difficulté et la raison d’être de l’assembleur.</text:span></text:p>
      <text:p text:style-name="P3"/>
      <text:h text:style-name="Heading_20_2" text:outline-level="2"><text:bookmark-start text:name="__RefHeading___Toc119_1309379969"/>Les mots<text:bookmark-end text:name="__RefHeading___Toc119_1309379969"/></text:h>
      <text:p text:style-name="P10"/>
      <text:p text:style-name="P10"><text:tab/>En fonction de sa position dans la ligne, un mot peut peut être de plusieurs types, on étend <text:span text:style-name="T11">ici </text:span>un petit peu les types décrits précédemment:</text:p>
      <text:p text:style-name="P10"/>
      <text:list xml:id="list1928637263" text:style-name="L3">
        <text:list-item>
          <text:p text:style-name="P37">VOID<text:tab/><text:tab/><text:tab/>vide, rien. Une ligne commence par un label (optionnel) ou un void</text:p>
        </text:list-item>
        <text:list-item>
          <text:p text:style-name="P38">OPCODE<text:tab/><text:tab/>un opcode est la valeur d’une mnémonique, <text:span text:style-name="T8">elle</text:span> doit être calculée</text:p>
        </text:list-item>
        <text:list-item>
          <text:p text:style-name="P38">VARIABLE<text:tab/><text:tab/>une donnée étant soit affectée soit calculée par une formule</text:p>
        </text:list-item>
        <text:list-item>
          <text:p text:style-name="P37">COMMAND<text:tab/><text:tab/>rajoute des données au programme</text:p>
        </text:list-item>
        <text:list-item>
          <text:p text:style-name="P37">PONCTUATION<text:tab/>si on définit plusieurs données, il faut les séparer par une virgule</text:p>
        </text:list-item>
      </text:list>
      <text:p text:style-name="P10"/>
      <text:h text:style-name="Heading_20_3" text:outline-level="3"><text:bookmark-start text:name="__RefHeading___Toc122_1309379969"/>Le type <text:span text:style-name="T9">VOID</text:span><text:bookmark-end text:name="__RefHeading___Toc122_1309379969"/></text:h>
      <text:p text:style-name="P13"/>
      <text:p text:style-name="P13"><text:tab/>Chaque ligne commence soit par un label soit (le plus souvent) par des espaces pour signifier clairement qu’il n‘y a pas de label. Comme on se doit de respecter cette organisation, il faut qu’il y ait un type VOID pour le premier mot de chaque ligne qui n’a pas de label.</text:p>
      <text:p text:style-name="P10"/>
      <text:h text:style-name="Heading_20_3" text:outline-level="3"><text:bookmark-start text:name="__RefHeading___Toc124_1309379969"/>Le type OPCODE<text:bookmark-end text:name="__RefHeading___Toc124_1309379969"/></text:h>
      <text:p text:style-name="P10"/>
      <text:p text:style-name="P10"><text:tab/><text:span text:style-name="T9">Le type OPCODE indique que le mot est une instruction du processeur. Comme il y a plusieurs types d’adressage possibles, il faut analyser la syntaxe de la ligne pour calculer l’opcode. Un des pièges classiques du 6502 est ses trois modes d’adressage classiques <text:s/></text:span><text:span text:style-name="T5">absolute</text:span><text:span text:style-name="T9">, </text:span><text:span text:style-name="T5">absoluteX</text:span><text:span text:style-name="T9"> et </text:span><text:span text:style-name="T5">absoluteY</text:span><text:span text:style-name="T9"> qui ont leur équivalents en page zéro. La différence entre le mode classique et le mode page zéro est que la donnée associée à l’opcode tient sur 16 bits pour le classique et sur 8 bits pour la page zéro. Autrement dit, et ça a son importance, on ne pourra affecter un opcode à la mnémonique que quand la donnée associée (le 3ème mot de la ligne… Parfois quelque mots suivants aussi) sera résolu.</text:span></text:p>
      <text:p text:style-name="P10"/>
      <text:h text:style-name="Heading_20_3" text:outline-level="3"><text:bookmark-start text:name="__RefHeading___Toc126_1309379969"/>Le type VARIABLE<text:bookmark-end text:name="__RefHeading___Toc126_1309379969"/></text:h>
      <text:p text:style-name="P14"/>
      <text:p text:style-name="P14"><text:tab/>Ce type indique que la donnée peut ne pas être connue mais que l’on pourra la calculer en cours de route. Dans le bout de code suivant, au moment où l’on parse la première ligne, la variable label1 n’est pas connue, il faut passer par la deuxième ligne pour la connaître… Si d’autres conditions dont nous n’avons pas encore parlé sont remplies.</text:p>
      <text:p text:style-name="P11"><text:soft-page-break/></text:p>
      <text:p text:style-name="P11"><text:tab/> <text:s/><text:tab/>JMP <text:span text:style-name="T10">label2</text:span></text:p>
      <text:p text:style-name="P11"><text:span text:style-name="T10">label2</text:span><text:tab/><text:tab/>NOP</text:p>
      <text:p text:style-name="P11"/>
      <text:h text:style-name="Heading_20_3" text:outline-level="3"><text:bookmark-start text:name="__RefHeading___Toc128_1309379969"/>Le type <text:span text:style-name="T19">DIRECTIVE</text:span><text:bookmark-end text:name="__RefHeading___Toc128_1309379969"/></text:h>
      <text:p text:style-name="P15"/>
      <text:p text:style-name="P15"><text:tab/><text:span text:style-name="T19">DIRECTIVE</text:span> désigne un type de mot qui n’est pas une mnémonique du processeur mais qui rajoute des données au programme comme des textes, des statistiques, des tableaux… Comme dit précédemment, plus il y a de <text:span text:style-name="T19">directiv</text:span>es, plus il est facile d’intégrer des données au programme. Par exemple la <text:span text:style-name="T19">directive</text:span> .byte permet de rajouter des mots de 8 bits en tant que données du programme, par exemple pour définir la phrase "Hello, World!":</text:p>
      <text:p text:style-name="P15"/>
      <text:p text:style-name="P15"><text:span text:style-name="T10">message<text:tab/></text:span>.byte $48,$65,$6C,$6C,$6F,$2C,$20,$57,$6F,$72,$6C,$64,$21</text:p>
      <text:p text:style-name="P15"/>
      <text:p text:style-name="P15"><text:tab/>Mais il est tellement plus convivial de rajouter une <text:span text:style-name="T19">directive</text:span> .string qui permet d’écrire <text:span text:style-name="T10">sans aucun calcul ni transcodage:</text:span></text:p>
      <text:p text:style-name="P15"/>
      <text:p text:style-name="P15"><text:span text:style-name="T10">message</text:span><text:tab/>.<text:span text:style-name="T10">string "Hello, World!"</text:span></text:p>
      <text:p text:style-name="P15"/>
      <text:p text:style-name="P15"><text:tab/><text:span text:style-name="T10">Vous noterez la présence du label </text:span><text:span text:style-name="T6">message</text:span><text:span text:style-name="T10"> qui une fois résolu permettra au processeur de savoir où chercher le message.</text:span></text:p>
      <text:p text:style-name="P15"/>
      <text:h text:style-name="Heading_20_3" text:outline-level="3"><text:bookmark-start text:name="__RefHeading___Toc130_1309379969"/>Le type PONCTUATION<text:bookmark-end text:name="__RefHeading___Toc130_1309379969"/></text:h>
      <text:p text:style-name="P16"/>
      <text:p text:style-name="P16"><text:tab/><text:span text:style-name="T11">La virgule</text:span> sert à séparer les données dans une suite définie par une commande, mais <text:span text:style-name="T11">elle</text:span> sert aussi à signifier le mode d’adressage, <text:span text:style-name="T11">comme d’autres caractères de ponctuation (mais pas que)</text:span>. Ici des exemples avec virgule, parenthèses et dièse: </text:p>
      <text:p text:style-name="P16"/>
      <text:p text:style-name="P16"><text:span text:style-name="T11"><text:tab/><text:tab/>L</text:span>DA $1234,Y</text:p>
      <text:p text:style-name="P16"><text:tab/><text:tab/>JMP($4321)</text:p>
      <text:p text:style-name="P16"><text:tab/><text:tab/>LDA #$80</text:p>
      <text:p text:style-name="P10"/>
      <text:h text:style-name="Heading_20_1" text:outline-level="1"><text:bookmark-start text:name="__RefHeading___Toc132_1309379969"/>L<text:span text:style-name="T12">e choix de la méthode</text:span><text:bookmark-end text:name="__RefHeading___Toc132_1309379969"/></text:h>
      <text:p text:style-name="P10"/>
      <text:p text:style-name="P10"><text:tab/><text:span text:style-name="T9">A ce stade de l’analyse du programme à écrire, , on voit déjà que ça va être assez dur à réaliser en langage C. Du coup, n’étant pas masochiste, <text:s/>je choisis le langage Python qui a un excellent interpréteur d’expressions (grâce en particulier à ses mots-clefs </text:span><text:span text:style-name="T5">exec</text:span><text:span text:style-name="T9"> et </text:span><text:span text:style-name="T5">eval</text:span><text:span text:style-name="T9">) et une très bonne gestion de l’orienté objet.</text:span></text:p>
      <text:p text:style-name="P10"/>
      <text:h text:style-name="Heading_20_1" text:outline-level="1"><text:bookmark-start text:name="__RefHeading___Toc136_1309379969"/>Les objets du programme assembleur <text:span text:style-name="T12">en Python</text:span><text:bookmark-end text:name="__RefHeading___Toc136_1309379969"/></text:h>
      <text:p text:style-name="P17"/>
      <text:h text:style-name="P34" text:outline-level="2"><text:bookmark-start text:name="__RefHeading___Toc138_1309379969"/>Les objets ARGUMENT et ARGUMENTS<text:bookmark-end text:name="__RefHeading___Toc138_1309379969"/></text:h>
      <text:p text:style-name="P17"/>
      <text:p text:style-name="P17"><text:tab/>Le passage d’arguments <text:span text:style-name="T12">en ligne de commande </text:span>étant un point essentiel, il <text:span text:style-name="T12">y un</text:span> objet <text:span text:style-name="T12">ARGUMENT, qui contient tous ce qu’il faut comme méthodes et données pour gérer un argument </text:span><text:soft-page-break/><text:span text:style-name="T12">de ligne de commande ainsi qu’un objet ARGUMENTS qui contient la liste de tous les arguments de la ligne de commande. </text:span></text:p>
      <text:p text:style-name="P17"/>
      <text:h text:style-name="Heading_20_2" text:outline-level="2"><text:bookmark-start text:name="__RefHeading___Toc140_1309379969"/>L’objet ASSEMBLER<text:bookmark-end text:name="__RefHeading___Toc140_1309379969"/></text:h>
      <text:p text:style-name="P18"/>
      <text:p text:style-name="P18"><text:tab/>C’est l’objet de base qui va regrouper tous les autres, <text:span text:style-name="T13">gérer les arguments, effectuer toutes les grosses tâches comme le parsage, l’assemblage, etc... A ce titre, il s’occupera aussi d’envoyer les messages d’erreurs. Pour une dialogue optimal avec l’utilisateur, <text:s/>à chaque fois que c’est possible, il faut renvoyer avec le message d’erreur la ligne où l’erreur s’est produite, d’où le prochain objet:</text:span></text:p>
      <text:p text:style-name="P18"/>
      <text:h text:style-name="Heading_20_2" text:outline-level="2"><text:bookmark-start text:name="__RefHeading___Toc142_1309379969"/>L’objet SOURCE_LINE<text:bookmark-end text:name="__RefHeading___Toc142_1309379969"/></text:h>
      <text:p text:style-name="P19"/>
      <text:p text:style-name="P19"><text:tab/>ASSEMBLER possède une liste d’objets SOURCE_LINE pour pouvoir indiquer sur quelle ligne une erreur s’est produite. C’est quasiment le seul intérêt de cet objet SOURCE_LINE.</text:p>
      <text:p text:style-name="P19"/>
      <text:h text:style-name="Heading_20_2" text:outline-level="2"><text:bookmark-start text:name="__RefHeading___Toc144_1309379969"/>L’objet ASM_LINE<text:bookmark-end text:name="__RefHeading___Toc144_1309379969"/></text:h>
      <text:p text:style-name="P20"/>
      <text:p text:style-name="P20"><text:tab/>C’est également un objet dont ASSEMBLER gère une liste. Il a été débarrassé de tous les commentaires inutiles, et s’il ne contenait que des commentaires, il n’a pas été ajouté à la liste. Chaque objet ASM_LINE a un lien vers l’objet SOURCE_LINE duquel il descend, toujours dans le but d’assurer la gestion d’erreur.</text:p>
      <text:p text:style-name="P20"/>
      <text:h text:style-name="Heading_20_2" text:outline-level="2"><text:bookmark-start text:name="__RefHeading___Toc146_1309379969"/>L’objet WORD<text:bookmark-end text:name="__RefHeading___Toc146_1309379969"/></text:h>
      <text:p text:style-name="P20"/>
      <text:p text:style-name="P20"><text:tab/>Après découpage de l’objet ASM_LINE en mots (mot se dit <text:span text:style-name="T4">word</text:span> en anglais), <text:span text:style-name="T14">ces mots sont stockés dans chaque object ASM_LINE où ils sont apparus. Un même mot peut apparaître sur plusieurs lignes différentes, voire plusieurs fois sur la même ligne. Reprenons l’exemple déjà utilisé :</text:span></text:p>
      <text:p text:style-name="P20"/>
      <text:p text:style-name="P12"><text:tab/> <text:s/><text:tab/>JMP <text:span text:style-name="T10">label2</text:span></text:p>
      <text:p text:style-name="P12"><text:span text:style-name="T10">label2</text:span><text:tab/><text:tab/>NOP</text:p>
      <text:p text:style-name="P20"/>
      <text:p text:style-name="P21"><text:tab/><text:span text:style-name="T14">Quand on résoudra label2 sur la deuxième ligne, il faudra que la résolution suive automatiquement dans les autres lignes où label2 est présent, ici sur la première ligne. </text:span></text:p>
      <text:p text:style-name="P21"/>
      <text:p text:style-name="P21"><text:span text:style-name="T14"><text:tab/>Voici la méthode utilisée. Au cours du découpage de chaque ligne en mots, chaque fois qu’une </text:span><text:span text:style-name="T15">nouvelle</text:span><text:span text:style-name="T14"> variable (qui est un objet WORD de type VARIABLE) apparaît, elle est ajoutée a une liste unique gérée par ASSEMBLER. A la ligne où la variable est apparue s’ajoute un lien vers la variable de la liste unique. Si la variable apparaît une deuxième fois, ce sera de nouveau un lien vers </text:span><text:span text:style-name="T15">la même variable déjà existante</text:span><text:span text:style-name="T14"> qui sera ajouté.</text:span></text:p>
      <text:p text:style-name="P20"/>
      <text:h text:style-name="Heading_20_2" text:outline-level="2"><text:bookmark-start text:name="__RefHeading___Toc533_447420797"/>L’objet PROGRAM_COUNTER<text:bookmark-end text:name="__RefHeading___Toc533_447420797"/></text:h>
      <text:p text:style-name="P22"/>
      <text:p text:style-name="P22"><text:tab/>Au cours du parcours des lignes, le PROGRAM_COUNTER est l’objet qui permet de savoir à quelle adresse de la mémoire on se trouve. A partir du moment où il a permis de calculer l’adresse <text:soft-page-break/>de toutes les lignes et que toute les variables sont résolues, on peut dire que l’assemblage est terminé.</text:p>
      <text:p text:style-name="P22"/>
      <text:h text:style-name="Heading_20_1" text:outline-level="1"><text:bookmark-start text:name="__RefHeading___Toc538_447420797"/>L’assemblage<text:bookmark-end text:name="__RefHeading___Toc538_447420797"/></text:h>
      <text:p text:style-name="P23"/>
      <text:p text:style-name="P23"><text:tab/>Une fois que le code source a été découpé en lignes et les lignes en mots, l’assemblage peut commencer. Il s’agit de parcourir les lignes les unes après les autres en résolvant les mots les uns après les autres. <text:span text:style-name="T17">On ne peut pas toujours tout résoudre d’un coup, car une ligne peut utiliser un label <text:s/>qui ne sera défini que dans une des lignes suivantes. Ce qui veut dire qu’il va falloir parcourir les lignes et les mots plusieurs fois, on parle d’assemblage en plusieurs passes. Pour rappel, il n’t a que 3 types de ligne:</text:span></text:p>
      <text:p text:style-name="P23"/>
      <text:list xml:id="list633040186" text:style-name="L5">
        <text:list-item>
          <text:p text:style-name="P45">ligne avec une mnémonique<text:tab/>LDA $1234</text:p>
        </text:list-item>
        <text:list-item>
          <text:p text:style-name="P45">ligne avec une directives <text:s text:c="6"/>.string "Hello, World!\n"</text:p>
        </text:list-item>
        <text:list-item>
          <text:p text:style-name="P45">ligne d’affectation<text:tab/><text:tab/>msg_addr = $123</text:p>
        </text:list-item>
      </text:list>
      <text:p text:style-name="P23"/>
      <text:h text:style-name="Heading_20_2" text:outline-level="2"><text:span text:style-name="T18">L’</text:span>algorithme</text:h>
      <text:p text:style-name="P24"/>
      <text:p text:style-name="P24"><text:tab/><text:span text:style-name="T19">Voici la liste des tâches a effectuer pour chaque ligne. Pour rappel, une ligne ne contient qu’une seule mnémonique, une seule directive ou une seule affectation. Elle peut aussi commencer par un label optionnel.</text:span></text:p>
      <text:p text:style-name="P24"/>
      <text:list xml:id="list3439529012" text:style-name="L4">
        <text:list-item>
          <text:p text:style-name="P39">mettre à jour l’adresse de la ligne</text:p>
        </text:list-item>
        <text:list-item>
          <text:p text:style-name="P39">si la ligne commence par un label, mettre le label à jour</text:p>
        </text:list-item>
        <text:list-item>
          <text:p text:style-name="P39">s’il y a une affectation (buffer = 3), la <text:span text:style-name="T19">résoudre</text:span> (mettre 3 dans la variable buffer)</text:p>
        </text:list-item>
        <text:list-item>
          <text:p text:style-name="P40">s’il y a une mnémonique, <text:s/>la résoudre avec sa donnée associée (faculative)</text:p>
        </text:list-item>
        <text:list-item>
          <text:p text:style-name="P41">s’il y a une <text:span text:style-name="T19">directive</text:span>, <text:s/>la résoudre avec sa donnée associée</text:p>
        </text:list-item>
      </text:list>
      <text:p text:style-name="P42"/>
      <text:h text:style-name="Heading_20_2" text:outline-level="2">Est-ce que tout est résolu?</text:h>
      <text:p text:style-name="P44"><text:tab/>Pour savoir si tout est résolu, il faut d’abord savoir si chaque ligne est résolue. Comme il y a 3 types de ligne:</text:p>
      <text:p text:style-name="P44"/>
      <text:list xml:id="list3222447382" text:style-name="L7">
        <text:list-item>
          <text:p text:style-name="P46">ligne mnémonique <text:tab/><text:tab/>getBytes() retourne quelque chose de différent de None</text:p>
        </text:list-item>
        <text:list-item>
          <text:p text:style-name="P48">ligne directive<text:tab/><text:tab/><text:tab/>getBytes() retourne quelque chose de différent de None</text:p>
        </text:list-item>
        <text:list-item>
          <text:p text:style-name="P47">ligne affectation<text:tab/><text:tab/>words[1].get() retourne quelque chose de différent de None</text:p>
        </text:list-item>
      </text:list>
      <text:p text:style-name="P43"/>
      <text:p text:style-name="P43"><text:tab/><text:span text:style-name="T20">Il suffit ensuite de regarder le résultat de la méthode isSolved() de chaque ligne pour savoir si tout est résolu, Si tout n’est pas résolu, on fait une deuxième passe d’assembl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officeooo:rsid="000c8e06"/>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3T16:42:55.704025210</meta:creation-date>
    <dc:date>2020-08-28T16:07:21.045882291</dc:date>
    <meta:editing-duration>PT52M36S</meta:editing-duration>
    <meta:editing-cycles>8</meta:editing-cycles>
    <meta:generator>LibreOffice/6.0.7.3$Linux_X86_64 LibreOffice_project/00m0$Build-3</meta:generator>
    <meta:document-statistic meta:table-count="0" meta:image-count="0" meta:object-count="0" meta:page-count="7" meta:paragraph-count="109" meta:word-count="1759" meta:character-count="10404" meta:non-whitespace-character-count="8668"/>
  </office:meta>
</office:document-meta>
</file>